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top="0cm" fo:margin-bottom="0cm" fo:line-height="100%" fo:background-color="#ffffff" style:vertical-align="top">
        <style:background-image/>
      </style:paragraph-properties>
      <style:text-properties fo:color="#454545" style:font-name="Helvetica" fo:font-size="9pt" fo:language="fr" fo:country="FR" style:font-name-asian="Times New Roman" style:font-size-asian="9pt" style:font-name-complex="Helvetica" style:font-size-complex="9pt"/>
    </style:style>
    <style:style style:name="P2" style:family="paragraph" style:parent-style-name="Normal">
      <style:paragraph-properties fo:margin-top="0cm" fo:margin-bottom="0cm" fo:line-height="100%"/>
      <style:text-properties fo:color="#000000" style:font-name="Times New Roman" fo:font-size="12pt" fo:language="fr" fo:country="FR" style:font-name-asian="Times New Roman" style:font-size-asian="12pt" style:font-name-complex="Times New Roman" style:font-size-complex="12pt"/>
    </style:style>
    <style:style style:name="P3" style:family="paragraph" style:parent-style-name="Normal">
      <style:paragraph-properties fo:margin-top="0cm" fo:margin-bottom="0cm" fo:line-height="100%" fo:padding-left="0cm" fo:padding-right="0cm" fo:padding-top="0cm" fo:padding-bottom="0.035cm" fo:border-left="none" fo:border-right="none" fo:border-top="none" fo:border-bottom="0.053cm solid #000000" style:shadow="none"/>
      <style:text-properties fo:color="#000000" style:font-name="Times New Roman" fo:font-size="12pt" fo:language="fr" fo:country="FR" style:font-name-asian="Times New Roman" style:font-size-asian="12pt" style:font-name-complex="Times New Roman"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onjour,</text:p>
      <text:p text:style-name="P2">notre groupe avons décidé de vous envoyer un compte rendu après chaque séance encadré.</text:p>
      <text:p text:style-name="P2"/>
      <text:p text:style-name="P2">Lors de la dernière séance du Jeudi 07 Mars vous nous avez fait un récapitulatif de ce que le projet consistait.</text:p>
      <text:p text:style-name="P2">Etant donnée qu'on avait du mal a nous y plonger l'idée du projet vous nous avez illustrer ce que nous devront élaborer par la suite.</text:p>
      <text:p text:style-name="P2">Tout d'abord, notre travail a été de modéliser notre base de données avec une première table, contenant les informations du fichier texte ( que vous nous fournisserez) et le numéro du capteur; cet ensemble représente la table des données brut</text:p>
      <text:p text:style-name="P2">Une seconde table sera créer avec son numéro comme identifiant et position comme attributs.</text:p>
      <text:p text:style-name="P2">A savoir que pour avoir les données de la salle nous devons avoir le numéro du capteur.</text:p>
      <text:p text:style-name="P2"/>
      <text:p text:style-name="P2">Le but est de transformer ces données en données exploitables qui auront des positions dans le plan du Memorial.</text:p>
      <text:p text:style-name="P2">Bien sûr, on compte qu'une seule entrée dans la table 'Donnees exploitables'  afin de compter qu'une seule personne.</text:p>
      <text:p text:style-name="P2"/>
      <text:p text:style-name="P2">Nous avons aussi discuter sur la calibration qui a pour but de remplir les données capteur, a partir du moment ou  le capteur est installé.</text:p>
      <text:p text:style-name="P2"/>
      <text:p text:style-name="P2">Le bus de notre projet site web est que l'utilisateur puisse cliquer sur une des salles du musée et s'affiche l'image de la salle selon la vue du capteur et le plan de la salle.</text:p>
      <text:p text:style-name="P2">Ainsi, l'utilisateur devra cliquer sur 4 points différents sur l'image qui devra correspondre aux points cliqués sur le plan.</text:p>
      <text:p text:style-name="P2">L'utilisateur a aussi la possibilité d'annulé un point cliquer.</text:p>
      <text:p text:style-name="P2">Après avoir sélectionné les 4 points, l'utilisateur valide sa requête donc toutes les données sont envoyés au serveur qui déterminera les positions du capteurs avec plusieurs calculs.</text:p>
      <text:p text:style-name="P2"/>
      <text:p text:style-name="P2">Dans un dernier temps, vous nous avez expliquer le fonctionnement de l'histogramme et carte de chaleur.</text:p>
      <text:p text:style-name="P2">Nous avons compris que la carte de chaleur est une densité de personne sur une période données. </text:p>
      <text:p text:style-name="P2">Pour éliminer les doublons, nous instaurons la notion de tâche au moins lorsque l'individu se déplacera, la tâche aussi donc on verra que c'est la même personne.</text:p>
      <text:p text:style-name="P2"/>
      <text:p text:style-name="P2">Pour finir, on vous envoie notre modélisation de base de données faites avec ArgoUML.</text:p>
      <text:p text:style-name="P3">Et pour la semaine prochaine, on vous rendra la liste des différentes tâches a faire ainsi que notre planning ( diagramme de Grant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agraph-properties fo:hyphenation-ladder-count="no-limit"/>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6S</meta:editing-duration>
    <meta:editing-cycles>3</meta:editing-cycles>
    <meta:generator>OpenOffice.org/3.3$Win32 OpenOffice.org_project/330m20$Build-9567</meta:generator>
    <dc:date>2013-04-02T03:56:30.37</dc:date>
    <meta:document-statistic meta:table-count="0" meta:image-count="0" meta:object-count="0" meta:page-count="1" meta:paragraph-count="19" meta:word-count="381" meta:character-count="2251"/>
    <meta:user-defined meta:name="Info 1"/>
    <meta:user-defined meta:name="Info 2"/>
    <meta:user-defined meta:name="Info 3"/>
    <meta:user-defined meta:name="Info 4"/>
  </office:meta>
</office:document-meta>
</file>